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1da" officeooo:paragraph-rsid="001681da"/>
    </style:style>
    <style:style style:name="P2" style:family="paragraph" style:parent-style-name="Standard">
      <style:text-properties fo:font-size="22pt" officeooo:rsid="001681da" officeooo:paragraph-rsid="001681da" style:font-size-asian="22pt" style:font-size-complex="22pt"/>
    </style:style>
    <style:style style:name="P3" style:family="paragraph" style:parent-style-name="Standard">
      <style:text-properties fo:font-size="15pt" officeooo:rsid="001681da" officeooo:paragraph-rsid="001681da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Verdadeiro Adorador</text:p>
      <text:p text:style-name="P1">Voz da Verdade</text:p>
      <text:p text:style-name="P1"/>
      <text:p text:style-name="P1"/>
      <text:p text:style-name="P3">Aqui estou diante do Senhor</text:p>
      <text:p text:style-name="P3">Quero ver a tua glória</text:p>
      <text:p text:style-name="P3">Nada tenho pra te oferecer</text:p>
      <text:p text:style-name="P3">Somente o meu louvor</text:p>
      <text:p text:style-name="P3">Tira tudo que há de mal em mim</text:p>
      <text:p text:style-name="P3">Vem limpar meu coração</text:p>
      <text:p text:style-name="P3">Para entrar em Tua presença</text:p>
      <text:p text:style-name="P3">Venho a ti pedir perdão</text:p>
      <text:p text:style-name="P3">Limpa-me com Tuas águas</text:p>
      <text:p text:style-name="P3">Purifica-me Senhor!</text:p>
      <text:p text:style-name="P3">Corpo e alma eu entrego meu espírito em louvor</text:p>
      <text:p text:style-name="P3"/>
      <text:p text:style-name="P3">Toda honra, toda glória</text:p>
      <text:p text:style-name="P3">Toda força e o poder</text:p>
      <text:p text:style-name="P3">Sejam dados para sempre a Jesus, Rei dos reis</text:p>
      <text:p text:style-name="P3"/>
      <text:p text:style-name="P3">Obrigado por fazer de mim, um verdadeiro adorador</text:p>
      <text:p text:style-name="P3">Faz de mim um novo homem</text:p>
      <text:p text:style-name="P3">Renova-me sempre Senhor</text:p>
      <text:p text:style-name="P3">Tira tudo que há de mal em mim</text:p>
      <text:p text:style-name="P3">Vem limpar meu coração</text:p>
      <text:p text:style-name="P3">Para entrar em Tua presença, venho a ti pedir perdão</text:p>
      <text:p text:style-name="P3">Limpa-me com Tuas águas</text:p>
      <text:p text:style-name="P3">Purifica-me Senhor!</text:p>
      <text:p text:style-name="P3">Corpo e alma eu entrego meu espírito em louvor</text:p>
      <text:p text:style-name="P3"/>
      <text:p text:style-name="P3">Toda honra, toda glória</text:p>
      <text:p text:style-name="P3">Toda força e o poder</text:p>
      <text:p text:style-name="P3">Sejam dados para sempre a Jesus, Rei dos reis</text:p>
      <text:p text:style-name="P3"/>
      <text:p text:style-name="P3">Santo, Santo, Santo, Santo, Santo</text:p>
      <text:p text:style-name="P3">Santo, Santo, Santo</text:p>
      <text:p text:style-name="P3">Santo, Santo, Sa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00:23.663057010</meta:creation-date>
    <dc:date>2016-05-13T23:02:15.292910586</dc:date>
    <meta:editing-duration>PT1M51S</meta:editing-duration>
    <meta:editing-cycles>1</meta:editing-cycles>
    <meta:document-statistic meta:table-count="0" meta:image-count="0" meta:object-count="0" meta:page-count="1" meta:paragraph-count="31" meta:word-count="163" meta:character-count="855" meta:non-whitespace-character-count="723"/>
    <meta:generator>LibreOffice/5.1.2.2$Linux_X86_64 LibreOffice_project/10m0$Build-2</meta:generator>
  </office:meta>
</office:document-meta>
</file>